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b331c" officeooo:paragraph-rsid="001b331c"/>
    </style:style>
    <style:style style:name="P2" style:family="paragraph" style:parent-style-name="Standard">
      <style:text-properties officeooo:rsid="001e52ae" officeooo:paragraph-rsid="001e52a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action speed game: </text:p>
      <text:p text:style-name="P1"/>
      <text:p text:style-name="P1">Red square comes up on screen. Have to press when green. Green gives +1 points, red gives -1 points</text:p>
      <text:p text:style-name="P1"/>
      <text:p text:style-name="P1"/>
      <text:p text:style-name="P1">Memory game:</text:p>
      <text:p text:style-name="P1"/>
      <text:p text:style-name="P1"><text:s/>Given 25 x 25 grid of random colours. Have as long as needed to make the grid as remembered. Pressing on buttons changes colour of them. +1 for correct colour, -1 for incorrect colour</text:p>
      <text:p text:style-name="P1"/>
      <text:p text:style-name="P1"/>
      <text:p text:style-name="P1"/>
      <text:p text:style-name="P1">Typing puzzle:</text:p>
      <text:p text:style-name="P1"/>
      <text:p text:style-name="P1">Given phrase and have to type as quickly as possible. +1 point for every 4 seconds faster than the expected time. -1 for every 4 seconds slower than the expected time.</text:p>
      <text:p text:style-name="P1"/>
      <text:p text:style-name="P1"/>
      <text:p text:style-name="P2">!!! Keeps track of time of completion and the corresponding score. Then plots a graph to show productivity over time for a user.</text:p>
      <text:p text:style-name="P2"/>
      <text:p text:style-name="P2">Can be used to track possible productivity for a person over the day, to be used by either individuals or corporations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28T10:01:20.464884201</meta:creation-date>
    <dc:date>2026-03-28T12:17:28.367626936</dc:date>
    <meta:editing-duration>PT1H55M57S</meta:editing-duration>
    <meta:editing-cycles>2</meta:editing-cycles>
    <meta:generator>LibreOffice/7.1.8.1$Linux_X86_64 LibreOffice_project/10$Build-1</meta:generator>
    <meta:document-statistic meta:table-count="0" meta:image-count="0" meta:object-count="0" meta:page-count="1" meta:paragraph-count="8" meta:word-count="135" meta:character-count="743" meta:non-whitespace-character-count="614"/>
  </office:meta>
</office:document-meta>
</file>